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auto-grow-height="true" draw:auto-grow-width="false" fo:max-height="0cm" fo:min-height="6.95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4.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fill="gradient" draw:fill-gradient-name="Grison" draw:opacity="50%" fo:min-height="2.163cm" draw:shadow-opacity="50%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gradient" draw:fill-gradient-name="Grison" draw:opacity="5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ystèmes distribués - Projet</text:p>
          </draw:text-box>
        </draw:frame>
        <draw:frame presentation:style-name="pr2" draw:text-style-name="P2" draw:layer="layout" svg:width="25.199cm" svg:height="4.2cm" svg:x="1.401cm" svg:y="3.8cm" presentation:class="subtitle" presentation:user-transformed="true">
          <draw:text-box>
            <text:p><text:span text:style-name="T1">Ensimag 3A</text:span></text:p>
            <text:p><text:span text:style-name="T2"/></text:p>
            <text:p text:style-name="P1"><text:span text:style-name="T2">Nicolas Follet</text:span></text:p>
            <text:p text:style-name="P1"><text:span text:style-name="T2">Cyril Gaunet </text:span></text:p>
            <text:p text:style-name="P1"><text:span text:style-name="T2">Thomas Trompette</text:span></text:p>
            <text:p text:style-name="P1"><text:span text:style-name="T2">Samy Beyou</text:span></text:p>
          </draw:text-box>
        </draw:frame>
        <draw:frame draw:style-name="gr1" draw:text-style-name="P4" draw:layer="layout" svg:width="26.8cm" svg:height="7.2cm" svg:x="0.8cm" svg:y="8.4cm">
          <draw:text-box>
            <text:p text:style-name="P3">Sommaire:</text:p>
            <text:p/>
            <text:p>I) Introduction</text:p>
            <text:p/>
            <text:p>II) Make Distribué</text:p>
            <text:p/>
            <text:p>III) Tests de Performance</text:p>
            <text:p/>
            <text:p>IV) 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10.6cm" svg:height="2.163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10.6cm" svg:height="2.163cm" svg:x="1.4cm" svg:y="0.837cm" presentation:class="title" presentation:user-transformed="true">
          <draw:text-box>
            <text:p>Make Distribué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5" draw:layer="layout" svg:width="10.6cm" svg:height="2.163cm" svg:x="1.4cm" svg:y="0.837cm" presentation:class="title" presentation:user-transformed="true">
          <draw:text-box>
            <text:p>Performanc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5" draw:layer="layout" svg:width="10.6cm" svg:height="2.163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y Beyou</meta:initial-creator>
    <meta:creation-date>2017-10-25T16:59:36.279656256</meta:creation-date>
    <dc:date>2017-10-25T17:06:57.518733429</dc:date>
    <dc:creator>Samy Beyou</dc:creator>
    <meta:editing-duration>PT7M22S</meta:editing-duration>
    <meta:editing-cycles>1</meta:editing-cycles>
    <meta:generator>LibreOffice/5.0.6.2$Linux_X86_64 LibreOffice_project/00$Build-2</meta:generator>
    <meta:document-statistic meta:object-count="42"/>
  </office:meta>
</office:document-meta>
</file>